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ccffcc" draw:opacity="40%" draw:textarea-horizontal-align="justify" draw:textarea-vertical-align="middle" draw:auto-grow-height="false" fo:min-height="0.867cm" fo:min-width="2.749cm" draw:shadow-offset-x="0.203cm" draw:shadow-offset-y="0.203cm" draw:shadow-opacity="40%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 fo:min-height="0.435cm" fo:min-width="0.844cm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 fo:min-height="0.435cm" fo:min-width="0.844cm"/>
    </style:style>
    <style:style style:name="gr4" style:family="graphic" style:parent-style-name="standard">
      <style:graphic-properties draw:fill="solid" draw:fill-color="#cccccc" draw:opacity="40%" draw:textarea-horizontal-align="justify" draw:textarea-vertical-align="middle" draw:auto-grow-height="false" fo:min-height="0.867cm" fo:min-width="1.987cm" draw:shadow-offset-x="0.203cm" draw:shadow-offset-y="0.203cm" draw:shadow-opacity="40%"/>
    </style:style>
    <style:style style:name="gr5" style:family="graphic" style:parent-style-name="standard">
      <style:graphic-properties draw:fill="solid" draw:fill-color="#ff420e" draw:textarea-horizontal-align="justify" draw:textarea-vertical-align="middle" draw:auto-grow-height="false" fo:min-height="0.435cm" fo:min-width="0.774cm"/>
    </style:style>
    <style:style style:name="gr6" style:family="graphic" style:parent-style-name="standard">
      <style:graphic-properties draw:fill="solid" draw:fill-color="#6666ff" draw:textarea-horizontal-align="justify" draw:textarea-vertical-align="middle" draw:auto-grow-height="false" fo:min-height="0.435cm" fo:min-width="0.683cm"/>
    </style:style>
    <style:style style:name="gr7" style:family="graphic" style:parent-style-name="standard">
      <style:graphic-properties draw:fill="hatch" draw:fill-color="#0000ff" draw:fill-hatch-name="Black_20_45_20_Degrees" draw:textarea-horizontal-align="justify" draw:textarea-vertical-align="middle" draw:auto-grow-height="false" fo:min-height="0.021cm" fo:min-width="0.729cm"/>
    </style:style>
    <style:style style:name="gr8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021cm" fo:min-width="0.488cm"/>
    </style:style>
    <style:style style:name="gr9" style:family="graphic" style:parent-style-name="objectwithoutfill">
      <style:graphic-properties draw:stroke="dash" draw:stroke-dash="Dashed_20__28_var_29_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1.95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81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88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ccffcc" draw:opacity="40%"/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fill="solid" draw:fill-color="#00ff00"/>
      <style:paragraph-properties fo:text-align="center"/>
    </style:style>
    <style:style style:name="P4" style:family="paragraph">
      <loext:graphic-properties draw:fill="solid" draw:fill-color="#ffff00"/>
      <style:paragraph-properties fo:text-align="center"/>
    </style:style>
    <style:style style:name="P5" style:family="paragraph">
      <loext:graphic-properties draw:fill="solid" draw:fill-color="#cccccc" draw:opacity="40%"/>
      <style:paragraph-properties fo:text-align="center"/>
      <style:text-properties fo:font-size="14pt" style:font-size-asian="18pt" style:font-size-complex="18pt"/>
    </style:style>
    <style:style style:name="P6" style:family="paragraph">
      <loext:graphic-properties draw:fill="solid" draw:fill-color="#ff420e"/>
      <style:paragraph-properties fo:text-align="center"/>
    </style:style>
    <style:style style:name="P7" style:family="paragraph">
      <loext:graphic-properties draw:fill="solid" draw:fill-color="#6666ff"/>
      <style:paragraph-properties fo:text-align="center"/>
    </style:style>
    <style:style style:name="P8" style:family="paragraph">
      <loext:graphic-properties draw:fill="hatch" draw:fill-color="#0000ff" draw:fill-hatch-name="Black_20_45_20_Degrees"/>
      <style:paragraph-properties fo:text-align="center"/>
    </style:style>
    <style:style style:name="P9" style:family="paragraph">
      <loext:graphic-properties draw:fill="hatch" draw:fill-color="#0000ff" draw:fill-hatch-name="Black_20_90_20_Degrees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6.2999992370605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6.299999237060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248cm" svg:height="1.116cm" svg:x="13.257cm" svg:y="4.847cm">
          <text:p text:style-name="P1"><text:span text:style-name="T1">Promoter1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1.418cm" svg:height="0.759cm" svg:x="11.651cm" svg:y="2.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418cm" svg:height="0.759cm" svg:x="16.329cm" svg:y="2.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486cm" svg:height="1.116cm" svg:x="9.165cm" svg:y="2.023cm">
          <text:p text:style-name="P1"><text:span text:style-name="T1">Gene1</text:span></text:p>
          <draw:enhanced-geometry svg:viewBox="0 0 21600 21600" draw:text-areas="0 0 21600 21600" draw:type="chevron" draw:modifiers="216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1.348cm" svg:height="0.759cm" svg:x="7.817cm" svg:y="2.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248cm" svg:height="1.116cm" svg:x="13.069cm" svg:y="2.023cm">
          <text:p text:style-name="P1"><text:span text:style-name="T1">Promoter1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1.348cm" svg:height="0.759cm" svg:x="16.505cm" svg:y="5.2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.257cm" svg:height="0.759cm" svg:x="12cm" svg:y="5.2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418cm" svg:height="0.759cm" svg:x="20.511cm" svg:y="7.5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418cm" svg:height="0.759cm" svg:x="25.189cm" svg:y="7.5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486cm" svg:height="1.116cm" svg:x="18.025cm" svg:y="7.217cm">
          <text:p text:style-name="P1"><text:span text:style-name="T1">Gene2</text:span></text:p>
          <draw:enhanced-geometry svg:viewBox="0 0 21600 21600" draw:text-areas="0 0 21600 21600" draw:type="chevron" draw:modifiers="216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1.348cm" svg:height="0.759cm" svg:x="16.677cm" svg:y="7.5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248cm" svg:height="1.116cm" svg:x="21.929cm" svg:y="7.217cm">
          <text:p text:style-name="P1"><text:span text:style-name="T1">Promoter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1.418cm" svg:height="0.759cm" svg:x="25.408cm" svg:y="10.1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.257cm" svg:height="0.759cm" svg:x="3.264cm" svg:y="3.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1" draw:id="id1" draw:layer="layout" svg:width="1.257cm" svg:height="0.299cm" svg:x="2.007cm" svg:y="3.6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3" draw:id="id3" draw:layer="layout" svg:width="1.016cm" svg:height="0.299cm" svg:x="26.883cm" svg:y="10.673cm">
          <text:p/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type="curve" draw:line-skew="0.468cm" svg:x1="2.007cm" svg:y1="3.784cm" svg:x2="14.077cm" svg:y2="14.819cm" draw:start-shape="id1" draw:start-glue-point="3" draw:end-shape="id2" draw:end-glue-point="3" svg:d="M2007 3784c-51 0-6086 11035 12070 11035" svg:viewBox="0 0 13073 11036">
          <text:p/>
        </draw:connector>
        <draw:connector draw:style-name="gr9" draw:text-style-name="P10" draw:layer="layout" draw:type="curve" draw:line-skew="-0.534cm" svg:x1="27.899cm" svg:y1="10.822cm" svg:x2="16.527cm" svg:y2="14.819cm" draw:start-shape="id3" draw:start-glue-point="1" draw:end-shape="id2" draw:end-glue-point="1" svg:d="M27899 10822c-49 0 5636 3997-11372 3997" svg:viewBox="0 0 12247 3998">
          <text:p/>
        </draw:connector>
        <draw:frame draw:style-name="gr10" draw:text-style-name="P11" xml:id="id2" draw:id="id2" draw:layer="layout" svg:width="2.45cm" svg:height="0.899cm" svg:x="14.077cm" svg:y="14.37cm">
          <draw:text-box>
            <text:p><text:span text:style-name="T2">pYPK0</text:span></text:p>
          </draw:text-box>
        </draw:frame>
        <draw:custom-shape draw:style-name="gr1" draw:text-style-name="P2" draw:layer="layout" svg:width="3.248cm" svg:height="1.116cm" svg:x="4.602cm" svg:y="5.807cm">
          <text:p text:style-name="P1"><text:span text:style-name="T1">Promoter0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1.348cm" svg:height="0.759cm" svg:x="7.85cm" svg:y="6.1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.257cm" svg:height="0.759cm" svg:x="3.345cm" svg:y="6.1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0" draw:layer="layout" svg:x1="25.575cm" svg:y1="8.649cm" svg:x2="26.391cm" svg:y2="9.919cm">
          <text:p/>
        </draw:line>
        <draw:line draw:style-name="gr11" draw:text-style-name="P10" draw:layer="layout" svg:x1="26.391cm" svg:y1="8.649cm" svg:x2="25.575cm" svg:y2="9.919cm">
          <text:p/>
        </draw:line>
        <draw:line draw:style-name="gr11" draw:text-style-name="P10" draw:layer="layout" svg:x1="16.875cm" svg:y1="6.149cm" svg:x2="17.691cm" svg:y2="7.419cm">
          <text:p/>
        </draw:line>
        <draw:line draw:style-name="gr11" draw:text-style-name="P10" draw:layer="layout" svg:x1="17.691cm" svg:y1="6.149cm" svg:x2="16.875cm" svg:y2="7.419cm">
          <text:p/>
        </draw:line>
        <draw:line draw:style-name="gr11" draw:text-style-name="P10" draw:layer="layout" svg:x1="3.531cm" svg:y1="4.547cm" svg:x2="4.347cm" svg:y2="5.817cm">
          <text:p/>
        </draw:line>
        <draw:line draw:style-name="gr11" draw:text-style-name="P10" draw:layer="layout" svg:x1="4.347cm" svg:y1="4.547cm" svg:x2="3.531cm" svg:y2="5.817cm">
          <text:p/>
        </draw:line>
        <draw:line draw:style-name="gr11" draw:text-style-name="P10" draw:layer="layout" svg:x1="8.103cm" svg:y1="3.531cm" svg:x2="8.919cm" svg:y2="5.817cm">
          <text:p/>
        </draw:line>
        <draw:line draw:style-name="gr11" draw:text-style-name="P10" draw:layer="layout" svg:x1="8.865cm" svg:y1="3.531cm" svg:x2="8.103cm" svg:y2="5.817cm">
          <text:p/>
        </draw:line>
        <draw:line draw:style-name="gr11" draw:text-style-name="P10" draw:layer="layout" svg:x1="13.691cm" svg:y1="3.531cm" svg:x2="15.723cm" svg:y2="4.547cm">
          <text:p/>
        </draw:line>
        <draw:line draw:style-name="gr11" draw:text-style-name="P10" draw:layer="layout" svg:x1="15.723cm" svg:y1="3.531cm" svg:x2="13.691cm" svg:y2="4.547cm">
          <text:p/>
        </draw:line>
        <draw:frame draw:style-name="gr12" draw:text-style-name="P12" draw:layer="layout" svg:width="1.315cm" svg:height="0.962cm" svg:x="5.518cm" svg:y="7.149cm">
          <draw:text-box>
            <text:p>TP</text:p>
          </draw:text-box>
        </draw:frame>
        <draw:frame draw:style-name="gr12" draw:text-style-name="P12" draw:layer="layout" svg:width="1.315cm" svg:height="0.962cm" svg:x="14.199cm" svg:y="6.133cm">
          <draw:text-box>
            <text:p>TP</text:p>
          </draw:text-box>
        </draw:frame>
        <draw:frame draw:style-name="gr13" draw:text-style-name="P12" draw:layer="layout" svg:width="1.387cm" svg:height="0.962cm" svg:x="11.542cm" svg:y="0.991cm">
          <draw:text-box>
            <text:p>GT</text:p>
          </draw:text-box>
        </draw:frame>
        <draw:frame draw:style-name="gr13" draw:text-style-name="P12" draw:layer="layout" svg:width="1.387cm" svg:height="0.962cm" svg:x="20.549cm" svg:y="8.673cm">
          <draw:text-box>
            <text:p>GT</text:p>
          </draw:text-box>
        </draw:frame>
        <draw:frame draw:style-name="gr14" draw:text-style-name="P12" draw:layer="layout" svg:width="5.334cm" svg:height="0.962cm" svg:x="11.151cm" svg:y="15.469cm">
          <draw:text-box>
            <text:p>Backbone</text:p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45_20_Degrees" draw:display-name="Black 45 Degrees" draw:style="single" draw:color="#000000" draw:distance="0.254cm" draw:rotation="450"/>
    <draw:hatch draw:name="Black_20_90_20_Degrees" draw:display-name="Black 90 Degrees" draw:style="single" draw:color="#000000" draw:distance="0.102cm" draw:rotation="900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2cm" draw:marker-start-center="false" draw:marker-end-width="0.2cm" draw:marker-end-center="false" draw:fill="solid" draw:fill-color="#ff95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4.945cm" svg:height="3.175cm" svg:x="2.376cm" svg:y="1.749cm" presentation:class="title" presentation:placeholder="true">
        <draw:text-box/>
      </draw:frame>
      <draw:frame presentation:style-name="Default-outline1" draw:layer="backgroundobjects" svg:width="24.945cm" svg:height="11.03cm" svg:x="2.376cm" svg:y="5.441cm" presentation:class="outline" presentation:placeholder="true">
        <draw:text-box/>
      </draw:frame>
      <draw:frame presentation:style-name="Mpr1" draw:text-style-name="MP2" draw:layer="backgroundobjects" svg:width="6.457cm" svg:height="1.311cm" svg:x="2.376cm" svg:y="18.31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6cm" svg:height="1.311cm" svg:x="10.47cm" svg:y="18.31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7cm" svg:height="1.311cm" svg:x="20.864cm" svg:y="18.31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jorn </meta:initial-creator>
    <meta:creation-date>2013-06-07T11:37:07</meta:creation-date>
    <dc:date>2018-07-26T07:10:31.458558992</dc:date>
    <meta:editing-duration>PT8H56M3S</meta:editing-duration>
    <meta:editing-cycles>26</meta:editing-cycles>
    <meta:generator>LibreOffice/6.0.5.2$Linux_X86_64 LibreOffice_project/00m0$Build-2</meta:generator>
    <meta:document-statistic meta:object-count="61"/>
  </office:meta>
</office:document-meta>
</file>